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2.7188in" style:rel-column-width="25721*"/>
    </style:style>
    <style:style style:name="Table1.B" style:family="table-column">
      <style:table-column-properties style:column-width="3.25in" style:rel-column-width="30747*"/>
    </style:style>
    <style:style style:name="Table1.C" style:family="table-column">
      <style:table-column-properties style:column-width="0.9583in" style:rel-column-width="90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375in"/>
    </style:style>
    <style:style style:name="Table4.B" style:family="table-column">
      <style:table-column-properties style:column-width="5.5521in"/>
    </style:style>
    <style:style style:name="Table4.A1" style:family="table-cell">
      <style:table-cell-properties fo:padding="0.0382in" fo:border="none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2.5938in" style:rel-column-width="24538*"/>
    </style:style>
    <style:style style:name="Table2.B" style:family="table-column">
      <style:table-column-properties style:column-width="1.8333in" style:rel-column-width="17344*"/>
    </style:style>
    <style:style style:name="Table2.C" style:family="table-column">
      <style:table-column-properties style:column-width="2.5in" style:rel-column-width="23653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2.4583in" style:rel-column-width="23257*"/>
    </style:style>
    <style:style style:name="Table3.B" style:family="table-column">
      <style:table-column-properties style:column-width="2.1583in" style:rel-column-width="20419*"/>
    </style:style>
    <style:style style:name="Table3.C" style:family="table-column">
      <style:table-column-properties style:column-width="2.3104in" style:rel-column-width="21859*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2.4583in" style:rel-column-width="23257*"/>
    </style:style>
    <style:style style:name="Table5.B" style:family="table-column">
      <style:table-column-properties style:column-width="2.1583in" style:rel-column-width="20419*"/>
    </style:style>
    <style:style style:name="Table5.C" style:family="table-column">
      <style:table-column-properties style:column-width="2.3104in" style:rel-column-width="21859*"/>
    </style:style>
    <style:style style:name="Table5.A1" style:family="table-cell">
      <style:table-cell-properties fo:padding="0.0382in" fo:border-left="0.05pt solid #000000" fo:border-right="none" fo:border-top="0.05pt solid #000000" fo:border-bottom="none"/>
    </style:style>
    <style:style style:name="Table5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2.4583in" style:rel-column-width="23257*"/>
    </style:style>
    <style:style style:name="Table6.B" style:family="table-column">
      <style:table-column-properties style:column-width="2.1583in" style:rel-column-width="20419*"/>
    </style:style>
    <style:style style:name="Table6.C" style:family="table-column">
      <style:table-column-properties style:column-width="2.3104in" style:rel-column-width="21859*"/>
    </style:style>
    <style:style style:name="Table6.A1" style:family="table-cell">
      <style:table-cell-properties fo:padding="0.0382in" fo:border-left="0.05pt solid #000000" fo:border-right="none" fo:border-top="0.05pt solid #000000" fo:border-bottom="none"/>
    </style:style>
    <style:style style:name="Table6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text-underline-style="solid" style:text-underline-width="auto" style:text-underline-color="font-color"/>
    </style:style>
    <style:style style:name="P2" style:family="paragraph" style:parent-style-name="Table_20_Contents">
      <style:text-properties style:text-underline-style="none"/>
    </style:style>
    <style:style style:name="P3" style:family="paragraph" style:parent-style-name="Table_20_Contents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7" style:family="paragraph" style:parent-style-name="Table_20_Heading">
      <style:text-properties fo:font-weight="normal" style:font-weight-asian="normal" style:font-weight-complex="normal"/>
    </style:style>
    <style:style style:name="P8" style:family="paragraph" style:parent-style-name="Table_20_Heading">
      <style:text-properties style:text-underline-style="solid" style:text-underline-width="auto" style:text-underline-color="font-color"/>
    </style:style>
    <style:style style:name="P9" style:family="paragraph" style:parent-style-name="Text_20_body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font-size="24pt" fo:font-weight="bold" style:font-size-asian="24pt" style:font-weight-asian="bold" style:font-size-complex="24pt" style:font-weight-complex="bold"/>
    </style:style>
    <style:style style:name="P11" style:family="paragraph" style:parent-style-name="Text_20_body" style:list-style-name="L1"/>
    <style:style style:name="P12" style:family="paragraph" style:parent-style-name="Text_20_body" style:list-style-name="L2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4" style:family="paragraph" style:parent-style-name="Heading_20_1">
      <style:paragraph-properties fo:text-align="end" style:justify-single-word="false"/>
      <style:text-properties fo:font-size="12pt" style:font-size-asian="12pt" style:font-size-complex="12pt"/>
    </style:style>
    <style:style style:name="P15" style:family="paragraph" style:parent-style-name="Heading_20_1" style:list-style-name=""/>
    <style:style style:name="P16" style:family="paragraph" style:parent-style-name="Heading_20_1">
      <style:paragraph-properties fo:break-before="page"/>
    </style:style>
    <style:style style:name="P1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style:font-name="Dingbats"/>
    </style:style>
    <style:style style:name="T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ocumentation for FAMILY DOCUMENTS project</text:h>
      <text:p text:style-name="Standard"/>
      <text:p text:style-name="Standard"><text:tab/><text:tab/><text:tab/><text:tab/><text:tab/><text:tab/><text:tab/><text:tab/>Started 06/21/2012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">Documentation for FAMILY DOCUMENTS project<text:tab/>1</text:p>
          <text:p text:style-name="P17">Some general procedures in development<text:tab/>1</text:p>
          <text:p text:style-name="P17">Development log<text:tab/>2</text:p>
          <text:p text:style-name="P17">Filename Meaning<text:tab/>4</text:p>
          <text:p text:style-name="P17">Cross-ref by file:<text:tab/>4</text:p>
          <text:p text:style-name="P18">app/controllers/<text:tab/>4</text:p>
          <text:p text:style-name="P17">Classes:<text:tab/>4</text:p>
          <text:p text:style-name="P17">Constants:<text:tab/>4</text:p>
          <text:p text:style-name="P17">Methods:<text:tab/>5</text:p>
        </text:index-body>
      </text:table-of-content>
      <text:p text:style-name="Standard"/>
      <text:h text:style-name="P15" text:outline-level="1"/>
      <text:h text:style-name="P16" text:outline-level="1">Some general procedures in development</text:h>
      <text:p text:style-name="Text_20_body">A. <text:s/>Changing a table structure:</text:p>
      <text:list xml:id="list1545929543" text:style-name="L1">
        <text:list-item>
          <text:p text:style-name="P11">Save <text:s/>controller, helper, views (including shared and layouts), etc. (probably within “Update X in process” directories).</text:p>
        </text:list-item>
        <text:list-item>
          <text:p text:style-name="P11">Save data.</text:p>
        </text:list-item>
        <text:list-item>
          <text:p text:style-name="P11">script/destroy scaffold</text:p>
        </text:list-item>
        <text:list-item>
          <text:p text:style-name="P11">rake <text:a xlink:type="simple" xlink:href="db:migrate">db:migrate</text:a></text:p>
        </text:list-item>
        <text:list-item>
          <text:p text:style-name="P11">Check that table gone</text:p>
        </text:list-item>
        <text:list-item>
          <text:p text:style-name="P11">Copy generate file to terminal window; run script/generate scaffold [Eventually, instead may be able simply to run SQL file for create and load.]</text:p>
        </text:list-item>
        <text:list-item>
          <text:p text:style-name="P11">rake <text:a xlink:type="simple" xlink:href="db:migrate">db:migrate</text:a></text:p>
        </text:list-item>
        <text:list-item>
          <text:p text:style-name="P11">load data</text:p>
        </text:list-item>
        <text:list-item>
          <text:p text:style-name="P11">restore controller, helper, views, etc.</text:p>
        </text:list-item>
      </text:list>
      <text:p text:style-name="P10"><text:span text:style-name="T4"><text:tab/>+ </text:span><text:span text:style-name="T5">Eventually use migrations, build scripts, and initial_tbl_date.sql file.</text:span></text:p>
      <text:p text:style-name="P9"/>
      <text:p text:style-name="P9">B. <text:s/>“Injection-safe” programming. <text:s/>Use “h” to escape all HTML or else “.sanitize” to escape “the most dangerous ones” e.g. “&lt;form&gt;” and “&lt;script&gt;.”</text:p>
      <text:p text:style-name="P9"/>
      <text:p text:style-name="P9">C. <text:s/>Adaptation of “scaffold” for new database tables.</text:p>
      <text:list xml:id="list1736826852" text:style-name="L2">
        <text:list-item>
          <text:list>
            <text:list-item>
              <text:list>
                <text:list-item>
                  <text:p text:style-name="P12">Paginate “index” by adding code to controller (including call to prep_nav_values in application.rb) and execute _nav_line in “index”</text:p>
                </text:list-item>
                <text:list-item>
                  <text:p text:style-name="P12">redirect “home” from public/index.html.erb to appropriate page.</text:p>
                </text:list-item>
                <text:list-item>
                  <text:p text:style-name="P12">Clear line breaks in “new” and “edit”; perhaps set up partial immediately.</text:p>
                </text:list-item>
              </text:list>
            </text:list-item>
          </text:list>
        </text:list-item>
      </text:list>
      <text:h text:style-name="P15" text:outline-level="1"/>
      <text:h text:style-name="P16" text:outline-level="1">Development log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o Do and In Process</text:p>
            </table:table-cell>
            <table:table-cell table:style-name="Table1.A1" office:value-type="string">
              <text:p text:style-name="Table_20_Heading">Build update(s)</text:p>
              <text:p text:style-name="P7">(Generally also send this log, schema, and routes in folder called “not for simple copy”)</text:p>
            </table:table-cell>
            <table:table-cell table:style-name="Table1.C1" office:value-type="string">
              <text:p text:style-name="Table_20_Heading">Accomplish-ments</text:p>
            </table:table-cell>
          </table:table-row>
        </table:table-header-rows>
        <table:table-row>
          <table:table-cell table:style-name="Table1.A2" office:value-type="string">
            <text:p text:style-name="P6"><text:span text:style-name="T1">A.</text:span><text:span text:style-name="T2"> <text:s/>Start</text:span></text:p>
            <text:p text:style-name="P5">1. <text:s/>Create basic tables (use script/scaffold):</text:p>
            <text:p text:style-name="P4">a. <text:s/><text:span text:style-name="T9">NAM – Individuals – family_data</text:span></text:p>
            <text:p text:style-name="P4"><text:s text:c="3"/>name</text:p>
            <text:p text:style-name="P4"><text:s text:c="3"/>gender</text:p>
            <text:p text:style-name="P4"><text:s text:c="3"/>membid [unique identifier for indiv.]</text:p>
            <text:p text:style-name="P4"><text:s text:c="3"/>father</text:p>
            <text:p text:style-name="P4"><text:s text:c="3"/>fatherid [membid for father]</text:p>
            <text:p text:style-name="P4"><text:s text:c="3"/>mother</text:p>
            <text:p text:style-name="P4"><text:s text:c="3"/>motherid [membid for mother]</text:p>
            <text:p text:style-name="P4"><text:s text:c="3"/>birth_date</text:p>
            <text:p text:style-name="P4"><text:s text:c="3"/>birth_place</text:p>
            <text:p text:style-name="P4"><text:s text:c="3"/>comment</text:p>
            <text:p text:style-name="P4"><text:s text:c="3"/>hash5 [5-char. non-exclusive hash of name]</text:p>
            <text:p text:style-name="P4">b. <text:s/><text:span text:style-name="T9">STRT – Family start points in tree display – family_start_points</text:span></text:p>
            <text:p text:style-name="P4"><text:s text:c="3"/>family_descrip</text:p>
            <text:p text:style-name="P4"><text:s text:c="3"/>membid [of start point]</text:p>
            <text:p text:style-name="P4"><text:s text:c="3"/>comment</text:p>
            <text:p text:style-name="P4">c. <text:span text:style-name="T9"><text:s/>DOC – Links to documents and events – family_documents</text:span></text:p>
            <text:p text:style-name="P4"><text:s text:c="3"/>doc_descrip</text:p>
            <text:p text:style-name="P4"><text:s text:c="3"/>doc_type</text:p>
            <text:p text:style-name="P4"><text:s text:c="6"/>file</text:p>
            <text:p text:style-name="P4"><text:s text:c="6"/>jpeg</text:p>
            <text:p text:style-name="P4"><text:s text:c="6"/>pdf</text:p>
            <text:p text:style-name="P4"><text:s text:c="6"/>link</text:p>
            <text:p text:style-name="P4"><text:s text:c="6"/>other</text:p>
            <text:p text:style-name="P4"><text:s text:c="3"/>doc_link</text:p>
            <text:p text:style-name="P4"><text:s text:c="3"/>other_doc_type</text:p>
            <text:p text:style-name="P4"><text:s text:c="3"/>name</text:p>
            <text:p text:style-name="P4"><text:s text:c="3"/>membid </text:p>
            <text:p text:style-name="P4"><text:s text:c="3"/>event_type</text:p>
            <text:p text:style-name="P4"><text:s text:c="6"/>other</text:p>
            <text:p text:style-name="P4"><text:s text:c="3"/>other_event_type</text:p>
            <text:p text:style-name="P4"><text:s text:c="3"/>event_date</text:p>
            <text:p text:style-name="P4"><text:soft-page-break/><text:s text:c="3"/>event_place</text:p>
            <text:p text:style-name="P4"><text:s text:c="3"/>place_type</text:p>
            <text:p text:style-name="P4"><text:s text:c="6"/>other</text:p>
            <text:p text:style-name="P4"><text:s text:c="3"/>other_place_type</text:p>
            <text:p text:style-name="P4"><text:s text:c="3"/>comment</text:p>
            <text:p text:style-name="P4">d. <text:s/><text:span text:style-name="T9">ALI – Alternate names</text:span> (nicknames, birth name, maiden name, etc. and other names for an individual) <text:span text:style-name="T9">– family_aliases</text:span></text:p>
            <text:p text:style-name="P4"><text:s text:c="3"/>name [name in NAM table]</text:p>
            <text:p text:style-name="P4"><text:s text:c="3"/>membid</text:p>
            <text:p text:style-name="P4"><text:s text:c="3"/>type_of_name</text:p>
            <text:p text:style-name="P4"><text:s text:c="6"/>aka</text:p>
            <text:p text:style-name="P4"><text:s text:c="6"/>birth name</text:p>
            <text:p text:style-name="P4"><text:s text:c="6"/>maiden name</text:p>
            <text:p text:style-name="P4"><text:s text:c="6"/>married name</text:p>
            <text:p text:style-name="P4"><text:s text:c="6"/>professional name</text:p>
            <text:p text:style-name="P4"><text:s text:c="6"/>nickname</text:p>
            <text:p text:style-name="P4"><text:s text:c="6"/>other</text:p>
            <text:p text:style-name="P4"><text:s text:c="3"/>other_type_value</text:p>
            <text:p text:style-name="P4"><text:s text:c="3"/>alias_name</text:p>
            <text:p text:style-name="P4"><text:s text:c="3"/>alias_hash5</text:p>
            <text:p text:style-name="P4"><text:s text:c="3"/>comment</text:p>
            <text:p text:style-name="P4">e. <text:s/><text:span text:style-name="T9">AFF – Affinities</text:span> (relationships to other individuals)<text:span text:style-name="T9"> – family_affinities</text:span></text:p>
            <text:p text:style-name="P4"><text:s text:c="3"/>affinity [<text:span text:style-name="T6">this_memb</text:span> <text:span text:style-name="T7">affinity</text:span> <text:span text:style-name="T8">of</text:span> <text:span text:style-name="T6">connection_memb</text:span>]</text:p>
            <text:p text:style-name="P4">name [“this_memb”]</text:p>
            <text:p text:style-name="P4">membid [for “this_memb”]</text:p>
            <text:p text:style-name="P4"><text:s text:c="3"/>relationship</text:p>
            <text:p text:style-name="P4"><text:s text:c="6"/>spouse</text:p>
            <text:p text:style-name="P4"><text:s text:c="6"/>cousin</text:p>
            <text:p text:style-name="P4"><text:s text:c="6"/>friend</text:p>
            <text:p text:style-name="P4"><text:s text:c="6"/>step sibling</text:p>
            <text:p text:style-name="P4"><text:s text:c="6"/>godfather</text:p>
            <text:p text:style-name="P4"><text:s text:c="6"/>godmother</text:p>
            <text:p text:style-name="P4"><text:s text:c="6"/>other</text:p>
            <text:p text:style-name="P4"><text:s text:c="3"/>other_type_value</text:p>
            <text:p text:style-name="P4"><text:s text:c="3"/>connection_name [name in NAM]</text:p>
            <text:p text:style-name="P4"><text:s text:c="3"/>connection_membid</text:p>
            <text:p text:style-name="P4"><text:s text:c="3"/>comment</text:p>
            <text:p text:style-name="P5">2. <text:s/>Create tree functionality for <text:soft-page-break/>NAM.</text:p>
            <text:p text:style-name="P5">3. <text:s/>Set up production for read-only (for now).</text:p>
            <text:p text:style-name="P5">4. <text:s/>family docs name link to data</text:p>
          </table:table-cell>
          <table:table-cell table:style-name="Table1.A2" office:value-type="string">
            <text:p text:style-name="P2">Run migration creating all tables (based on dev. schema)</text:p>
            <text:p text:style-name="P2"/>
            <text:p text:style-name="P2">Populate table data:</text:p>
            <text:p text:style-name="P2"/>
            <text:p text:style-name="P2">Update controllers, views, etc.:</text:p>
            <text:p text:style-name="P2">app/ <text:s text:c="8"/>(all)</text:p>
            <text:p text:style-name="P2">config/routes.rb</text:p>
            <text:p text:style-name="P2">public/stylesheets/fam_css.css</text:p>
            <text:p text:style-name="P2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h text:style-name="P15" text:outline-level="1"/>
      <text:h text:style-name="Heading_20_1" text:outline-level="1">Filename Meaning</text:h>
      <text:p text:style-name="Text_20_body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8">Filename Pattern</text:p>
            </table:table-cell>
            <table:table-cell table:style-name="Table4.A1" office:value-type="string">
              <text:p text:style-name="P8">Meaning</text:p>
            </table:table-cell>
          </table:table-row>
        </table:table-header-rows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Table_20_Contents">generate_tbl.txt</text:p>
          </table:table-cell>
          <table:table-cell table:style-name="Table4.B2" office:value-type="string">
            <text:p text:style-name="Table_20_Contents">Command-level text to paste into terminal to create scaffold for a new table.</text:p>
          </table:table-cell>
        </table:table-row>
        <table:table-row>
          <table:table-cell table:style-name="Table4.A2" office:value-type="string">
            <text:p text:style-name="Table_20_Contents">initial_tbl_date.sql</text:p>
          </table:table-cell>
          <table:table-cell table:style-name="Table4.B2" office:value-type="string">
            <text:p text:style-name="Table_20_Contents">SQL file of “INSERT” statements for a table, omitting CREATE TABLE.</text:p>
          </table:table-cell>
        </table:table-row>
        <table:table-row>
          <table:table-cell table:style-name="Table4.A2" office:value-type="string">
            <text:p text:style-name="Table_20_Contents">real_tbl_date.sql</text:p>
          </table:table-cell>
          <table:table-cell table:style-name="Table4.B2" office:value-type="string">
            <text:p text:style-name="Table_20_Contents">SQL file of “INSERT” statements for a table, preceded by DROP TABLE and CREATE TABLE statements.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Standard"/>
      <text:h text:style-name="Heading_20_1" text:outline-level="1">Cross-ref by file</text:h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Heading">File</text:p>
            </table:table-cell>
            <table:table-cell table:style-name="Table2.A1" office:value-type="string">
              <text:p text:style-name="Table_20_Heading">Current production version and date</text:p>
            </table:table-cell>
            <table:table-cell table:style-name="Table2.A1" office:value-type="string">
              <text:p text:style-name="Table_20_Heading">In these projects</text:p>
            </table:table-cell>
          </table:table-row>
        </table:table-header-rows>
        <table:table-row table:style-name="Table2.1">
          <table:table-cell table:style-name="Table2.A1" office:value-type="string">
            <text:h text:style-name="Heading_20_2" text:outline-level="2">app/controllers/</text:h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Standard"/>
      <text:h text:style-name="Heading_20_1" text:outline-level="1">Classes</text:h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Class</text:p>
            </table:table-cell>
            <table:table-cell table:style-name="Table5.A1" office:value-type="string">
              <text:p text:style-name="Table_20_Heading">Filename</text:p>
            </table:table-cell>
            <table:table-cell table:style-name="Table5.C1" office:value-type="string">
              <text:p text:style-name="Table_20_Heading">Notes</text:p>
            </table:table-cell>
          </table:table-row>
        </table:table-header-rows>
        <table:table-row>
          <table:table-cell table:style-name="Table5.A2" office:value-type="string">
            <text:p text:style-name="Standard"/>
          </table:table-cell>
          <table:table-cell table:style-name="Table5.A2" office:value-type="string">
            <text:p text:style-name="Standard"/>
          </table:table-cell>
          <table:table-cell table:style-name="Table5.C2" office:value-type="string">
            <text:p text:style-name="Standard"/>
          </table:table-cell>
        </table:table-row>
      </table:table>
      <text:p text:style-name="Standard"/>
      <text:h text:style-name="Heading_20_1" text:outline-level="1"><text:soft-page-break/>Constants</text:h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Heading">Constant</text:p>
            </table:table-cell>
            <table:table-cell table:style-name="Table6.A1" office:value-type="string">
              <text:p text:style-name="Table_20_Heading">Filename</text:p>
            </table:table-cell>
            <table:table-cell table:style-name="Table6.C1" office:value-type="string">
              <text:p text:style-name="Table_20_Heading">Notes</text:p>
            </table:table-cell>
          </table:table-row>
        </table:table-header-rows>
        <table:table-row>
          <table:table-cell table:style-name="Table6.A2" office:value-type="string">
            <text:p text:style-name="Standard"/>
          </table:table-cell>
          <table:table-cell table:style-name="Table6.A2" office:value-type="string">
            <text:p text:style-name="Standard"/>
          </table:table-cell>
          <table:table-cell table:style-name="Table6.C2" office:value-type="string">
            <text:p text:style-name="Standard"/>
          </table:table-cell>
        </table:table-row>
      </table:table>
      <text:p text:style-name="Standard"/>
      <text:h text:style-name="Heading_20_1" text:outline-level="1">Methods</text:h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Method</text:p>
            </table:table-cell>
            <table:table-cell table:style-name="Table3.A1" office:value-type="string">
              <text:p text:style-name="Table_20_Heading">Filename</text:p>
            </table:table-cell>
            <table:table-cell table:style-name="Table3.C1" office:value-type="string">
              <text:p text:style-name="Table_20_Heading">Notes</text:p>
            </table:table-cell>
          </table:table-row>
        </table:table-header-rows>
        <table:table-row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C2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ingbats" svg:font-family="Dingbats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text-align="end" style:justify-single-word="false"/>
      <style:text-properties fo:font-size="12pt" style:font-size-asian="12pt" style:font-size-complex="12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Documentation for FAMILY DOCUMENTS project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wner </meta:initial-creator>
    <meta:creation-date>2011-12-14T08:32:35</meta:creation-date>
    <dc:date>2012-07-25T19:35:43</dc:date>
    <dc:creator>Owner </dc:creator>
    <meta:editing-duration>P126DT23H51M44S</meta:editing-duration>
    <meta:editing-cycles>201</meta:editing-cycles>
    <meta:generator>LibreOffice/3.5$Linux_x86 LibreOffice_project/350m1$Build-2</meta:generator>
    <meta:document-statistic meta:table-count="6" meta:image-count="0" meta:object-count="0" meta:page-count="6" meta:paragraph-count="140" meta:word-count="504" meta:character-count="3055" meta:non-whitespace-character-count="3091"/>
  </office:meta>
</office:document-meta>
</file>